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453in"/>
    </style:style>
    <style:style style:name="co4" style:family="table-column">
      <style:table-column-properties fo:break-before="auto" style:column-width="1.7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Lab-93 Budget Plan</text:p>
          </table:table-cell>
          <table:covered-table-cell table:number-columns-repeated="2"/>
        </table:table-row>
        <table:table-row table:style-name="ro2">
          <table:table-cell/>
          <table:table-cell table:style-name="ce1" table:number-columns-spanned="3" table:number-rows-spanned="1"/>
          <table:covered-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Line Item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st Basis</text:p>
          </table:table-cell>
        </table:table-row>
        <table:table-row table:style-name="ro1">
          <table:table-cell/>
          <table:table-cell office:value-type="string" calcext:value-type="string">
            <text:p>Hourly Wage</text:p>
          </table:table-cell>
          <table:table-cell office:value-type="string" calcext:value-type="string">
            <text:p>Dollars per Hou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Weekly Labor</text:p>
          </table:table-cell>
          <table:table-cell office:value-type="string" calcext:value-type="string">
            <text:p>Hours per Week</text:p>
          </table:table-cell>
          <table:table-cell table:formula="of:=(8.5*5)"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string" calcext:value-type="string">
            <text:p>Total Pay</text:p>
          </table:table-cell>
          <table:table-cell office:value-type="string" calcext:value-type="string">
            <text:p>Dollars</text:p>
          </table:table-cell>
          <table:table-cell table:formula="of:=((40*[.D5])+(([.D5]*1.5)*([.D6]-40)))" office:value-type="float" office:value="656.25" calcext:value-type="float">
            <text:p>656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6:37:45.520539495</meta:creation-date>
    <dc:date>2023-05-09T16:53:50.843458843</dc:date>
    <meta:editing-duration>PT16M8S</meta:editing-duration>
    <meta:editing-cycles>2</meta:editing-cycles>
    <meta:generator>LibreOffice/7.5.3.2$Linux_X86_64 LibreOffice_project/50$Build-2</meta:generator>
    <meta:document-statistic meta:table-count="1" meta:cell-count="13" meta:object-count="0"/>
  </office:meta>
</office:document-meta>
</file>